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1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5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for each="o in objects.sorted(key=lambda voucher: voucher.force_number)"&gt;</text:placeholder></text:p>
      <text:p text:style-name="P14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0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36"><text:placeholder text:placeholder-type="text">&lt;', '.join([(x.number) for x in o.expedient_id.child_ids])&gt;</text:placeholder></text:p>
          </table:table-cell>
        </table:table-row>
      </table:table>
      <text:p text:style-name="P15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1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2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51"><text:placeholder text:placeholder-type="text">&lt;if test="o.withholdings_amount &lt; 0"&gt;</text:placeholder></text:p>
          </table:table-cell>
          <table:table-cell table:style-name="Tabla2.B2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47">Devolución de Retenciones:</text:p>
          </table:table-cell>
          <table:table-cell table:style-name="Tabla2.B2" office:value-type="string">
            <text:p text:style-name="P50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48">Importe <text:span text:style-name="T7">a pagar ajustado</text:span>:</text:p>
          </table:table-cell>
          <table:table-cell table:style-name="Tabla2.B2" office:value-type="string">
            <text:p text:style-name="P50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52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2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4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 table:style-name="Tabla2.11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37"><text:span text:style-name="T19"><text:placeholder text:placeholder-type="text">&lt;if test="o.transaction_id.type_id.definitive_partner_type != 'subsidy_recipient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0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5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0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3"/>
            <text:p text:style-name="P43"/>
            <text:p text:style-name="P43"/>
          </table:table-cell>
          <table:table-cell table:style-name="Tabla4.A1" office:value-type="string">
            <text:p text:style-name="P43"/>
          </table:table-cell>
        </table:table-row>
        <table:table-row>
          <table:table-cell table:style-name="Tabla4.A1" office:value-type="string">
            <text:p text:style-name="P44">LIQUIDACIONES</text:p>
          </table:table-cell>
          <table:table-cell table:style-name="Tabla4.A1" office:value-type="string">
            <text:p text:style-name="P44">CONTAD<text:span text:style-name="T12">URÍA</text:span> GENERAL</text:p>
          </table:table-cell>
        </table:table-row>
      </table:table>
      <text:p text:style-name="P45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40"/>
          </table:table-cell>
          <table:table-cell table:style-name="Tabla5.A1" office:value-type="string">
            <text:p text:style-name="P40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0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40"/>
          </table:table-cell>
          <table:table-cell table:style-name="Tabla5.E2" office:value-type="string">
            <text:p text:style-name="P40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40"/>
          </table:table-cell>
          <table:table-cell table:style-name="Tabla5.E2" office:value-type="string">
            <text:p text:style-name="P40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40"/>
          </table:table-cell>
          <table:table-cell table:style-name="Tabla5.E2" office:value-type="string">
            <text:p text:style-name="P40"/>
          </table:table-cell>
        </table:table-row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40"/>
          </table:table-cell>
          <table:table-cell table:style-name="Tabla5.E2" office:value-type="string">
            <text:p text:style-name="P40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40"/>
          </table:table-cell>
        </table:table-row>
      </table:table>
      <text:p text:style-name="P20"/>
      <text:p text:style-name="P13">FIRMA HABILITADO</text:p>
      <text:p text:style-name="P39"/>
      <text:p text:style-name="P41"/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2-22T11:17:05.355759671</dc:date>
    <meta:editing-duration>P2DT4H34M38S</meta:editing-duration>
    <meta:editing-cycles>98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3" meta:paragraph-count="54" meta:word-count="142" meta:character-count="1589" meta:non-whitespace-character-count="149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